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objectwithoutfill">
      <style:graphic-properties svg:stroke-width="0.1cm" svg:stroke-color="#ff0000" draw:marker-start-width="0.45cm" draw:marker-end-width="0.45cm" draw:fill="none" draw:fill-color="#ffff99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45cm" draw:marker-end-width="0.45cm" draw:fill="none" draw:fill-color="#ffff99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45cm" draw:marker-end="Arrow" draw:marker-end-width="0.4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45cm" draw:marker-end="Arrow" draw:marker-end-width="0.45cm" draw:fill="solid" draw:fill-color="#ffff99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-width="0.45cm" draw:marker-end="Arrow" draw:marker-end-width="0.45cm" draw:fill="solid" draw:fill-color="#dc23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cm" svg:x="5.5cm" svg:y="14.5cm">
          <text:p text:style-name="P1">Pot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4.5cm" svg:x="11.5cm" svg:y="5cm">
          <text:p text:style-name="P1">Atmel ATtiny23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2cm" svg:x="3.5cm" svg:y="12.5cm">
          <text:p text:style-name="P1">5-18V Power Suppl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2cm" svg:x="3.5cm" svg:y="10cm">
          <text:p text:style-name="P1">5V Power Suppl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20cm" svg:y="4.5cm">
          <text:p text:style-name="P1">Solenoid + Signal</text:p>
          <text:p text:style-name="P1">Driver max 0.5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20cm" svg:y="9.5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20cm" svg:y="13.5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20cm" svg:y="11.5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cm" svg:x="20cm" svg:y="7.5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2cm" svg:x="3.5cm" svg:y="7.5cm">
          <text:p text:style-name="P1">DCC in / Optocoup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2cm" svg:x="20cm" svg:y="2.5cm">
          <text:p text:style-name="P1">Solenoid + Signal</text:p>
          <text:p text:style-name="P1">Driver max.0.5A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2.5cm" svg:height="1.5cm" svg:x="10cm" svg:y="15cm">
            <text:p text:style-name="P3"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6.5cm" svg:height="1.038cm" svg:x="12.5cm" svg:y="15cm">
            <draw:text-box>
              <text:p text:style-name="P3">= optional parts</text:p>
            </draw:text-box>
          </draw:frame>
        </draw:g>
        <draw:polyline draw:style-name="gr5" draw:text-style-name="P2" draw:layer="layout" svg:width="0.999cm" svg:height="0.999cm" svg:x="10cm" svg:y="7.5cm" svg:viewBox="0 0 1000 1000" draw:points="0,1000 500,1000 500,0 1000,0">
          <text:p text:style-name="P3"/>
        </draw:polyline>
        <draw:polyline draw:style-name="gr6" draw:text-style-name="P2" draw:layer="layout" svg:width="4.499cm" svg:height="0.499cm" svg:x="10cm" svg:y="10.5cm" svg:viewBox="0 0 4500 500" draw:points="0,500 4500,500 4500,0">
          <text:p text:style-name="P3"/>
        </draw:polyline>
        <draw:line draw:style-name="gr7" draw:text-style-name="P2" draw:layer="layout" svg:x1="14.5cm" svg:y1="10.5cm" svg:x2="14.5cm" svg:y2="9.5cm">
          <text:p text:style-name="P3"/>
        </draw:line>
        <draw:line draw:style-name="gr8" draw:text-style-name="P2" draw:layer="layout" svg:x1="10.5cm" svg:y1="7.5cm" svg:x2="11.5cm" svg:y2="7.5cm">
          <text:p text:style-name="P3"/>
        </draw:line>
        <draw:line draw:style-name="gr7" draw:text-style-name="P2" draw:layer="layout" svg:x1="19cm" svg:y1="3.5cm" svg:x2="20cm" svg:y2="3.5cm">
          <text:p text:style-name="P3"/>
        </draw:line>
        <draw:line draw:style-name="gr7" draw:text-style-name="P2" draw:layer="layout" svg:x1="19cm" svg:y1="8.5cm" svg:x2="20cm" svg:y2="8.5cm">
          <text:p text:style-name="P3"/>
        </draw:line>
        <draw:line draw:style-name="gr7" draw:text-style-name="P2" draw:layer="layout" svg:x1="19cm" svg:y1="10.5cm" svg:x2="20cm" svg:y2="10.5cm">
          <text:p text:style-name="P3"/>
        </draw:line>
        <draw:line draw:style-name="gr7" draw:text-style-name="P2" draw:layer="layout" svg:x1="19cm" svg:y1="12.5cm" svg:x2="20cm" svg:y2="12.5cm">
          <text:p text:style-name="P3"/>
        </draw:line>
        <draw:line draw:style-name="gr7" draw:text-style-name="P2" draw:layer="layout" svg:x1="19cm" svg:y1="5.5cm" svg:x2="20cm" svg:y2="5.5cm">
          <text:p text:style-name="P3"/>
        </draw:line>
        <draw:line draw:style-name="gr7" draw:text-style-name="P2" draw:layer="layout" svg:x1="19cm" svg:y1="14.5cm" svg:x2="20cm" svg:y2="14.5cm">
          <text:p text:style-name="P3"/>
        </draw:line>
        <draw:line draw:style-name="gr6" draw:text-style-name="P2" draw:layer="layout" svg:x1="19cm" svg:y1="3.5cm" svg:x2="19cm" svg:y2="14.5cm">
          <text:p text:style-name="P3"/>
        </draw:line>
        <draw:line draw:style-name="gr6" draw:text-style-name="P2" draw:layer="layout" svg:x1="10cm" svg:y1="13.5cm" svg:x2="19cm" svg:y2="13.5cm">
          <text:p text:style-name="P3"/>
        </draw:line>
        <draw:line draw:style-name="gr9" draw:text-style-name="P2" draw:layer="layout" svg:x1="23cm" svg:y1="1.5cm" svg:x2="23cm" svg:y2="2.5cm">
          <text:p text:style-name="P3"/>
        </draw:line>
        <draw:line draw:style-name="gr9" draw:text-style-name="P2" draw:layer="layout" svg:x1="23cm" svg:y1="6.5cm" svg:x2="23cm" svg:y2="7.5cm">
          <text:p text:style-name="P3"/>
        </draw:line>
        <draw:polyline draw:style-name="gr5" draw:text-style-name="P2" draw:layer="layout" svg:width="8.499cm" svg:height="3.999cm" svg:x="14.5cm" svg:y="1cm" svg:viewBox="0 0 8500 4000" draw:points="0,4000 0,0 8500,0 8500,500">
          <text:p text:style-name="P3"/>
        </draw:polyline>
        <draw:frame draw:style-name="gr10" draw:text-style-name="P3" draw:layer="layout" svg:width="11cm" svg:height="1.859cm" svg:x="3cm" svg:y="1.361cm">
          <draw:text-box>
            <text:p text:style-name="P3"><text:span text:style-name="T1">RocRail ORA-1 </text:span></text:p>
            <text:p text:style-name="P3">DCC Accessory Decoder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hristian Wichmann</meta:initial-creator>
    <meta:creation-date>2007-12-01T14:32:31</meta:creation-date>
    <dc:creator>Christian Wichmann</dc:creator>
    <dc:date>2008-12-08T22:19:07</dc:date>
    <meta:editing-cycles>3</meta:editing-cycles>
    <meta:editing-duration>PT14M30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